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transparent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1">
      <style:table-cell-properties fo:background-color="transparent"/>
    </style:style>
    <style:style style:name="ce5" style:family="table-cell" style:parent-style-name="Default" style:data-style-name="N3">
      <style:table-cell-properties fo:background-color="transparent"/>
    </style:style>
    <style:style style:name="ce6" style:family="table-cell" style:parent-style-name="Default" style:data-style-name="N3"/>
    <style:style style:name="ce7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0.917222222222222cm" style:use-optimal-column-width="true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11.2359722222222cm" style:use-optimal-column-width="true"/>
    </style:style>
    <style:style style:name="co4" style:family="table-column">
      <style:table-column-properties fo:break-before="auto" style:column-width="6.63222222222222cm" style:use-optimal-column-width="true"/>
    </style:style>
    <style:style style:name="co5" style:family="table-column">
      <style:table-column-properties fo:break-before="auto" style:column-width="2.98097222222222cm" style:use-optimal-column-width="true"/>
    </style:style>
    <style:style style:name="co6" style:family="table-column">
      <style:table-column-properties fo:break-before="auto" style:column-width="2.11666666666667cm" style:use-optimal-column-width="true"/>
    </style:style>
    <style:style style:name="co7" style:family="table-column">
      <style:table-column-properties fo:break-before="auto" style:column-width="2.24013888888889cm"/>
    </style:style>
    <style:style style:name="co8" style:family="table-column">
      <style:table-column-properties fo:break-before="auto" style:column-width="2.18722222222222cm"/>
    </style:style>
    <style:style style:name="co9" style:family="table-column">
      <style:table-column-properties fo:break-before="auto" style:column-width="2.15194444444444cm"/>
    </style:style>
    <style:style style:name="co10" style:family="table-column">
      <style:table-column-properties fo:break-before="auto" style:column-width="2.29305555555556cm"/>
    </style:style>
    <style:style style:name="co11" style:family="table-column">
      <style:table-column-properties fo:break-before="auto" style:column-width="2.99861111111111cm"/>
    </style:style>
    <style:style style:name="co12" style:family="table-column">
      <style:table-column-properties fo:break-before="auto" style:column-width="2.39888888888889cm"/>
    </style:style>
    <style:style style:name="co13" style:family="table-column">
      <style:table-column-properties fo:break-before="auto" style:column-width="2.82222222222222cm"/>
    </style:style>
    <style:style style:name="co14" style:family="table-column">
      <style:table-column-properties fo:break-before="auto" style:column-width="3.95111111111111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36361111111111cm"/>
    </style:style>
    <style:style style:name="co17" style:family="table-column">
      <style:table-column-properties fo:break-before="auto" style:column-width="2.50472222222222cm"/>
    </style:style>
    <style:style style:name="co18" style:family="table-column">
      <style:table-column-properties fo:break-before="auto" style:column-width="2.61055555555556cm"/>
    </style:style>
    <style:style style:name="co19" style:family="table-column">
      <style:table-column-properties fo:break-before="auto" style:column-width="2.57527777777778cm"/>
    </style:style>
    <style:style style:name="co20" style:family="table-column">
      <style:table-column-properties fo:break-before="auto" style:column-width="2.01083333333333cm" style:use-optimal-column-width="true"/>
    </style:style>
    <style:style style:name="co21" style:family="table-column">
      <style:table-column-properties fo:break-before="auto" style:column-width="2.45180555555556cm"/>
    </style:style>
    <style:style style:name="co22" style:family="table-column">
      <style:table-column-properties fo:break-before="auto" style:column-width="2.55763888888889cm"/>
    </style:style>
    <style:style style:name="co23" style:family="table-column">
      <style:table-column-properties fo:break-before="auto" style:column-width="2.98097222222222cm"/>
    </style:style>
    <style:style style:name="co24" style:family="table-column">
      <style:table-column-properties fo:break-before="auto" style:column-width="2.66347222222222cm"/>
    </style:style>
    <style:style style:name="co25" style:family="table-column">
      <style:table-column-properties fo:break-before="auto" style:column-width="2.25777777777778cm"/>
    </style:style>
    <style:style style:name="co26" style:family="table-column">
      <style:table-column-properties fo:break-before="auto" style:column-width="2.02847222222222cm"/>
    </style:style>
    <style:style style:name="co27" style:family="table-column">
      <style:table-column-properties fo:break-before="auto" style:column-width="2.68111111111111cm"/>
    </style:style>
    <style:style style:name="co28" style:family="table-column">
      <style:table-column-properties fo:break-before="auto" style:column-width="1.79916666666667cm"/>
    </style:style>
    <style:style style:name="ro1" style:family="table-row">
      <style:table-row-properties style:row-height="84.5pt" style:use-optimal-row-height="fals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June_2024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7"/>
        <table:table-column table:style-name="co8" table:default-cell-style-name="ce7"/>
        <table:table-column table:style-name="co6" table:default-cell-style-name="ce7"/>
        <table:table-column table:style-name="co9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7"/>
        <table:table-column table:style-name="co8" table:default-cell-style-name="ce7"/>
        <table:table-column table:style-name="co10" table:default-cell-style-name="ce7"/>
        <table:table-column table:style-name="co11" table:default-cell-style-name="ce7"/>
        <table:table-column table:style-name="co6" table:default-cell-style-name="ce7"/>
        <table:table-column table:style-name="co12" table:number-columns-repeated="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1" table:default-cell-style-name="ce7"/>
        <table:table-column table:style-name="co13" table:default-cell-style-name="ce7"/>
        <table:table-column table:style-name="co11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6" table:default-cell-style-name="ce7"/>
        <table:table-column table:style-name="co20" table:default-cell-style-name="ce7"/>
        <table:table-column table:style-name="co21" table:default-cell-style-name="ce7"/>
        <table:table-column table:style-name="co20" table:default-cell-style-name="ce7"/>
        <table:table-column table:style-name="co22" table:default-cell-style-name="ce7"/>
        <table:table-column table:style-name="co23" table:default-cell-style-name="ce7"/>
        <table:table-column table:style-name="co6" table:default-cell-style-name="ce7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number-columns-repeated="16343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3">
            <text:p>Non-Payroll staff costs;</text:p>
            <text:p>Contingent labour</text:p>
          </table:table-cell>
          <table:table-cell office:value-type="string" table:style-name="ce3">
            <text:p>Non-Payroll staff costs;</text:p>
            <text:p>Consultancy</text:p>
          </table:table-cell>
          <table:table-cell office:value-type="string" table:style-name="ce3">
            <text:p>Non-Payroll staff costs;</text:p>
            <text:p>Total staff costs</text:p>
          </table:table-cell>
          <table:table-cell office:value-type="string" table:style-name="ce3">
            <text:p>Grand Total paybill/staffing (payroll and non-payroll) costs</text:p>
          </table:table-cell>
          <table:table-cell table:number-columns-repeated="16343" table:style-name="ce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June</text:p>
          </table:table-cell>
          <table:table-cell office:value-type="string" table:style-name="ce5">
            <text:p>Ministry of Justice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Ministry of Justice</text:p>
          </table:table-cell>
          <table:table-cell office:value-type="float" office:value="333" table:style-name="ce5">
            <text:p>333</text:p>
          </table:table-cell>
          <table:table-cell office:value-type="float" office:value="318.39028000000002" table:style-name="ce5">
            <text:p>318</text:p>
          </table:table-cell>
          <table:table-cell office:value-type="float" office:value="794" table:style-name="ce5">
            <text:p>794</text:p>
          </table:table-cell>
          <table:table-cell office:value-type="float" office:value="769.07326" table:style-name="ce5">
            <text:p>769</text:p>
          </table:table-cell>
          <table:table-cell office:value-type="float" office:value="4046" table:style-name="ce5">
            <text:p>4,046</text:p>
          </table:table-cell>
          <table:table-cell office:value-type="float" office:value="3943.7631099999985" table:style-name="ce5">
            <text:p>3,944</text:p>
          </table:table-cell>
          <table:table-cell office:value-type="float" office:value="2450" table:style-name="ce5">
            <text:p>2,450</text:p>
          </table:table-cell>
          <table:table-cell office:value-type="float" office:value="2396.0523400000002" table:style-name="ce5">
            <text:p>2,396</text:p>
          </table:table-cell>
          <table:table-cell office:value-type="float" office:value="173" table:style-name="ce5">
            <text:p>173</text:p>
          </table:table-cell>
          <table:table-cell office:value-type="float" office:value="168.30515" table:style-name="ce5">
            <text:p>168</text:p>
          </table:table-cell>
          <table:table-cell office:value-type="float" office:value="30" table:style-name="ce5">
            <text:p>30</text:p>
          </table:table-cell>
          <table:table-cell office:value-type="float" office:value="28.526229999999998" table:style-name="ce5">
            <text:p>29</text:p>
          </table:table-cell>
          <table:table-cell office:value-type="float" office:value="7826" table:style-name="ce5">
            <text:p>7,826</text:p>
          </table:table-cell>
          <table:table-cell office:value-type="float" office:value="7624.1103699999994" table:style-name="ce5">
            <text:p>7,624</text:p>
          </table:table-cell>
          <table:table-cell office:value-type="float" office:value="39" table:style-name="ce5">
            <text:p>39</text:p>
          </table:table-cell>
          <table:table-cell office:value-type="float" office:value="38.709999999999994" table:style-name="ce5">
            <text:p>39</text:p>
          </table:table-cell>
          <table:table-cell office:value-type="float" office:value="63" table:style-name="ce5">
            <text:p>63</text:p>
          </table:table-cell>
          <table:table-cell office:value-type="float" office:value="57.83" table:style-name="ce5">
            <text:p>58</text:p>
          </table:table-cell>
          <table:table-cell office:value-type="float" office:value="530" table:style-name="ce5">
            <text:p>530</text:p>
          </table:table-cell>
          <table:table-cell office:value-type="float" office:value="530" table:style-name="ce5">
            <text:p>530</text:p>
          </table:table-cell>
          <table:table-cell office:value-type="float" office:value="632" table:style-name="ce5">
            <text:p>632</text:p>
          </table:table-cell>
          <table:table-cell office:value-type="float" office:value="626.54" table:style-name="ce5">
            <text:p>627</text:p>
          </table:table-cell>
          <table:table-cell office:value-type="float" office:value="0" table:style-name="ce5">
            <text:p>0</text:p>
          </table:table-cell>
          <table:table-cell office:value-type="float" office:value="8458" table:style-name="ce5">
            <text:p>8,458</text:p>
          </table:table-cell>
          <table:table-cell office:value-type="float" office:value="8250.6503699999994" table:style-name="ce5">
            <text:p>8,251</text:p>
          </table:table-cell>
          <table:table-cell office:value-type="float" office:value="25232570.409999996" table:style-name="ce5">
            <text:p>25,232,570</text:p>
          </table:table-cell>
          <table:table-cell office:value-type="float" office:value="1159541.21" table:style-name="ce5">
            <text:p>1,159,541</text:p>
          </table:table-cell>
          <table:table-cell office:value-type="float" office:value="121019.90999999999" table:style-name="ce5">
            <text:p>121,020</text:p>
          </table:table-cell>
          <table:table-cell office:value-type="float" office:value="105280.71999999999" table:style-name="ce5">
            <text:p>105,281</text:p>
          </table:table-cell>
          <table:table-cell office:value-type="float" office:value="8699015.9399999995" table:style-name="ce5">
            <text:p>8,699,016</text:p>
          </table:table-cell>
          <table:table-cell office:value-type="float" office:value="4481980.43" table:style-name="ce5">
            <text:p>4,481,980</text:p>
          </table:table-cell>
          <table:table-cell office:value-type="float" office:value="39799408.619999997" table:style-name="ce5">
            <text:p>39,799,409</text:p>
          </table:table-cell>
          <table:table-cell office:value-type="float" office:value="7359538.3900000006" table:style-name="ce6">
            <text:p>7,359,538</text:p>
          </table:table-cell>
          <table:table-cell office:value-type="float" office:value="2881910.42" table:style-name="ce6">
            <text:p>2,881,910</text:p>
          </table:table-cell>
          <table:table-cell office:value-type="float" office:value="10241448.810000001" table:style-name="ce6">
            <text:p>10,241,449</text:p>
          </table:table-cell>
          <table:table-cell office:value-type="float" office:value="50040857.43" table:style-name="ce6">
            <text:p>50,040,857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June</text:p>
          </table:table-cell>
          <table:table-cell office:value-type="string" table:style-name="ce5">
            <text:p>Criminal Injuries Compensation Authority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129" table:style-name="ce5">
            <text:p>129</text:p>
          </table:table-cell>
          <table:table-cell office:value-type="float" office:value="117.63110000000003" table:style-name="ce5">
            <text:p>118</text:p>
          </table:table-cell>
          <table:table-cell office:value-type="float" office:value="98" table:style-name="ce5">
            <text:p>98</text:p>
          </table:table-cell>
          <table:table-cell office:value-type="float" office:value="90.441629999999989" table:style-name="ce5">
            <text:p>90</text:p>
          </table:table-cell>
          <table:table-cell office:value-type="float" office:value="84" table:style-name="ce5">
            <text:p>84</text:p>
          </table:table-cell>
          <table:table-cell office:value-type="float" office:value="81.08108" table:style-name="ce5">
            <text:p>81</text:p>
          </table:table-cell>
          <table:table-cell office:value-type="float" office:value="10" table:style-name="ce5">
            <text:p>10</text:p>
          </table:table-cell>
          <table:table-cell office:value-type="float" office:value="8.7027000000000001" table:style-name="ce5">
            <text:p>9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3" table:style-name="ce5">
            <text:p>323</text:p>
          </table:table-cell>
          <table:table-cell office:value-type="float" office:value="299.85651000000001" table:style-name="ce5">
            <text:p>3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3" table:style-name="ce5">
            <text:p>323</text:p>
          </table:table-cell>
          <table:table-cell office:value-type="float" office:value="299.85651000000001" table:style-name="ce5">
            <text:p>300</text:p>
          </table:table-cell>
          <table:table-cell office:value-type="float" office:value="717163.83000000007" table:style-name="ce5">
            <text:p>717,164</text:p>
          </table:table-cell>
          <table:table-cell office:value-type="float" office:value="6133.84" table:style-name="ce5">
            <text:p>6,134</text:p>
          </table:table-cell>
          <table:table-cell office:value-type="float" office:value="11010.95" table:style-name="ce5">
            <text:p>11,011</text:p>
          </table:table-cell>
          <table:table-cell office:value-type="float" office:value="29264.730000000003" table:style-name="ce5">
            <text:p>29,265</text:p>
          </table:table-cell>
          <table:table-cell office:value-type="float" office:value="211127.49" table:style-name="ce5">
            <text:p>211,127</text:p>
          </table:table-cell>
          <table:table-cell office:value-type="float" office:value="67619.899999999994" table:style-name="ce5">
            <text:p>67,620</text:p>
          </table:table-cell>
          <table:table-cell office:value-type="float" office:value="1042320.74" table:style-name="ce5">
            <text:p>1,042,32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042320.74" table:style-name="ce6">
            <text:p>1,042,321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June</text:p>
          </table:table-cell>
          <table:table-cell office:value-type="string" table:style-name="ce5">
            <text:p>HM Courts and Tribunals Service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9292" table:style-name="ce5">
            <text:p>9,292</text:p>
          </table:table-cell>
          <table:table-cell office:value-type="float" office:value="8104.0737600001012" table:style-name="ce5">
            <text:p>8,104</text:p>
          </table:table-cell>
          <table:table-cell office:value-type="float" office:value="2851" table:style-name="ce5">
            <text:p>2,851</text:p>
          </table:table-cell>
          <table:table-cell office:value-type="float" office:value="2693.0544899999941" table:style-name="ce5">
            <text:p>2,693</text:p>
          </table:table-cell>
          <table:table-cell office:value-type="float" office:value="2976" table:style-name="ce5">
            <text:p>2,976</text:p>
          </table:table-cell>
          <table:table-cell office:value-type="float" office:value="2824.5435399999924" table:style-name="ce5">
            <text:p>2,825</text:p>
          </table:table-cell>
          <table:table-cell office:value-type="float" office:value="774" table:style-name="ce5">
            <text:p>774</text:p>
          </table:table-cell>
          <table:table-cell office:value-type="float" office:value="752.90889000000016" table:style-name="ce5">
            <text:p>753</text:p>
          </table:table-cell>
          <table:table-cell office:value-type="float" office:value="71" table:style-name="ce5">
            <text:p>71</text:p>
          </table:table-cell>
          <table:table-cell office:value-type="float" office:value="70.416669999999996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964" table:style-name="ce5">
            <text:p>15,964</text:p>
          </table:table-cell>
          <table:table-cell office:value-type="float" office:value="14444.997350000089" table:style-name="ce5">
            <text:p>14,445</text:p>
          </table:table-cell>
          <table:table-cell office:value-type="float" office:value="1810.78" table:style-name="ce5">
            <text:p>1,811</text:p>
          </table:table-cell>
          <table:table-cell office:value-type="float" office:value="1810.78" table:style-name="ce5">
            <text:p>1,811</text:p>
          </table:table-cell>
          <table:table-cell office:value-type="float" office:value="5.87" table:style-name="ce5">
            <text:p>6</text:p>
          </table:table-cell>
          <table:table-cell office:value-type="float" office:value="5.87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16.6499999999999" table:style-name="ce5">
            <text:p>1,817</text:p>
          </table:table-cell>
          <table:table-cell office:value-type="float" office:value="1816.6499999999999" table:style-name="ce5">
            <text:p>1,817</text:p>
          </table:table-cell>
          <table:table-cell office:value-type="float" office:value="0" table:style-name="ce5">
            <text:p>0</text:p>
          </table:table-cell>
          <table:table-cell office:value-type="float" office:value="17780.650000000001" table:style-name="ce5">
            <text:p>17,781</text:p>
          </table:table-cell>
          <table:table-cell office:value-type="float" office:value="16261.647350000088" table:style-name="ce5">
            <text:p>16,262</text:p>
          </table:table-cell>
          <table:table-cell office:value-type="float" office:value="35872031.940000005" table:style-name="ce5">
            <text:p>35,872,032</text:p>
          </table:table-cell>
          <table:table-cell office:value-type="float" office:value="684253.83000000007" table:style-name="ce5">
            <text:p>684,254</text:p>
          </table:table-cell>
          <table:table-cell office:value-type="float" office:value="203384" table:style-name="ce5">
            <text:p>203,384</text:p>
          </table:table-cell>
          <table:table-cell office:value-type="float" office:value="626034.83000000007" table:style-name="ce5">
            <text:p>626,035</text:p>
          </table:table-cell>
          <table:table-cell office:value-type="float" office:value="10291918.729999997" table:style-name="ce5">
            <text:p>10,291,919</text:p>
          </table:table-cell>
          <table:table-cell office:value-type="float" office:value="3592306.0700000003" table:style-name="ce5">
            <text:p>3,592,306</text:p>
          </table:table-cell>
          <table:table-cell office:value-type="float" office:value="51269929.399999999" table:style-name="ce5">
            <text:p>51,269,929</text:p>
          </table:table-cell>
          <table:table-cell office:value-type="float" office:value="5881932.6600000011" table:style-name="ce6">
            <text:p>5,881,933</text:p>
          </table:table-cell>
          <table:table-cell office:value-type="float" office:value="20203.23" table:style-name="ce6">
            <text:p>20,203</text:p>
          </table:table-cell>
          <table:table-cell office:value-type="float" office:value="5902135.8900000015" table:style-name="ce6">
            <text:p>5,902,136</text:p>
          </table:table-cell>
          <table:table-cell office:value-type="float" office:value="57172065.289999999" table:style-name="ce6">
            <text:p>57,172,065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June</text:p>
          </table:table-cell>
          <table:table-cell office:value-type="string" table:style-name="ce5">
            <text:p>Legal Aid Agency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483" table:style-name="ce5">
            <text:p>483</text:p>
          </table:table-cell>
          <table:table-cell office:value-type="float" office:value="427.8616700000004" table:style-name="ce5">
            <text:p>428</text:p>
          </table:table-cell>
          <table:table-cell office:value-type="float" office:value="369" table:style-name="ce5">
            <text:p>369</text:p>
          </table:table-cell>
          <table:table-cell office:value-type="float" office:value="343.4503400000001" table:style-name="ce5">
            <text:p>343</text:p>
          </table:table-cell>
          <table:table-cell office:value-type="float" office:value="337" table:style-name="ce5">
            <text:p>337</text:p>
          </table:table-cell>
          <table:table-cell office:value-type="float" office:value="323.39109000000013" table:style-name="ce5">
            <text:p>323</text:p>
          </table:table-cell>
          <table:table-cell office:value-type="float" office:value="95" table:style-name="ce5">
            <text:p>95</text:p>
          </table:table-cell>
          <table:table-cell office:value-type="float" office:value="93.675690000000003" table:style-name="ce5">
            <text:p>94</text:p>
          </table:table-cell>
          <table:table-cell office:value-type="float" office:value="11" table:style-name="ce5">
            <text:p>11</text:p>
          </table:table-cell>
          <table:table-cell office:value-type="float" office:value="10.41667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95" table:style-name="ce5">
            <text:p>1,295</text:p>
          </table:table-cell>
          <table:table-cell office:value-type="float" office:value="1198.7954600000007" table:style-name="ce5">
            <text:p>1,19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95" table:style-name="ce5">
            <text:p>1,295</text:p>
          </table:table-cell>
          <table:table-cell office:value-type="float" office:value="1198.7954600000007" table:style-name="ce5">
            <text:p>1,199</text:p>
          </table:table-cell>
          <table:table-cell office:value-type="float" office:value="3468536.1599999997" table:style-name="ce5">
            <text:p>3,468,536</text:p>
          </table:table-cell>
          <table:table-cell office:value-type="float" office:value="24802.120000000003" table:style-name="ce5">
            <text:p>24,802</text:p>
          </table:table-cell>
          <table:table-cell office:value-type="float" office:value="34466.520000000004" table:style-name="ce5">
            <text:p>34,467</text:p>
          </table:table-cell>
          <table:table-cell office:value-type="float" office:value="52144.35" table:style-name="ce5">
            <text:p>52,144</text:p>
          </table:table-cell>
          <table:table-cell office:value-type="float" office:value="820702.36" table:style-name="ce5">
            <text:p>820,702</text:p>
          </table:table-cell>
          <table:table-cell office:value-type="float" office:value="298819.27" table:style-name="ce5">
            <text:p>298,819</text:p>
          </table:table-cell>
          <table:table-cell office:value-type="float" office:value="4699470.7799999993" table:style-name="ce5">
            <text:p>4,699,471</text:p>
          </table:table-cell>
          <table:table-cell office:value-type="float" office:value="12804" table:style-name="ce6">
            <text:p>12,804</text:p>
          </table:table-cell>
          <table:table-cell office:value-type="float" office:value="11970" table:style-name="ce6">
            <text:p>11,970</text:p>
          </table:table-cell>
          <table:table-cell office:value-type="float" office:value="24774" table:style-name="ce6">
            <text:p>24,774</text:p>
          </table:table-cell>
          <table:table-cell office:value-type="float" office:value="4724244.7799999993" table:style-name="ce6">
            <text:p>4,724,245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June</text:p>
          </table:table-cell>
          <table:table-cell office:value-type="string" table:style-name="ce5">
            <text:p>HM Prison and Probation Service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30411" table:style-name="ce5">
            <text:p>30,411</text:p>
          </table:table-cell>
          <table:table-cell office:value-type="float" office:value="28718.6691300003" table:style-name="ce5">
            <text:p>28,719</text:p>
          </table:table-cell>
          <table:table-cell office:value-type="float" office:value="7382" table:style-name="ce5">
            <text:p>7,382</text:p>
          </table:table-cell>
          <table:table-cell office:value-type="float" office:value="7047.7952300000516" table:style-name="ce5">
            <text:p>7,048</text:p>
          </table:table-cell>
          <table:table-cell office:value-type="float" office:value="7669" table:style-name="ce5">
            <text:p>7,669</text:p>
          </table:table-cell>
          <table:table-cell office:value-type="float" office:value="7314.4034700000248" table:style-name="ce5">
            <text:p>7,314</text:p>
          </table:table-cell>
          <table:table-cell office:value-type="float" office:value="900" table:style-name="ce5">
            <text:p>900</text:p>
          </table:table-cell>
          <table:table-cell office:value-type="float" office:value="886.36352000000011" table:style-name="ce5">
            <text:p>886</text:p>
          </table:table-cell>
          <table:table-cell office:value-type="float" office:value="59" table:style-name="ce5">
            <text:p>59</text:p>
          </table:table-cell>
          <table:table-cell office:value-type="float" office:value="58.310809999999996" table:style-name="ce5">
            <text:p>58</text:p>
          </table:table-cell>
          <table:table-cell office:value-type="float" office:value="22406" table:style-name="ce5">
            <text:p>22,406</text:p>
          </table:table-cell>
          <table:table-cell office:value-type="float" office:value="20753.443229999928" table:style-name="ce5">
            <text:p>20,753</text:p>
          </table:table-cell>
          <table:table-cell office:value-type="float" office:value="68827" table:style-name="ce5">
            <text:p>68,827</text:p>
          </table:table-cell>
          <table:table-cell office:value-type="float" office:value="64778.985390000307" table:style-name="ce5">
            <text:p>64,779</text:p>
          </table:table-cell>
          <table:table-cell office:value-type="float" office:value="946.95290493189009" table:style-name="ce5">
            <text:p>947</text:p>
          </table:table-cell>
          <table:table-cell office:value-type="float" office:value="946.95290493189009" table:style-name="ce5">
            <text:p>947</text:p>
          </table:table-cell>
          <table:table-cell office:value-type="float" office:value="0.20000000298023199" table:style-name="ce5">
            <text:p>0</text:p>
          </table:table-cell>
          <table:table-cell office:value-type="float" office:value="0.200000002980231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47.15290493487032" table:style-name="ce5">
            <text:p>947</text:p>
          </table:table-cell>
          <table:table-cell office:value-type="float" office:value="947.15290493487032" table:style-name="ce5">
            <text:p>947</text:p>
          </table:table-cell>
          <table:table-cell office:value-type="float" office:value="0" table:style-name="ce5">
            <text:p>0</text:p>
          </table:table-cell>
          <table:table-cell office:value-type="float" office:value="69774.152904934876" table:style-name="ce5">
            <text:p>69,774</text:p>
          </table:table-cell>
          <table:table-cell office:value-type="float" office:value="65726.138294935183" table:style-name="ce5">
            <text:p>65,726</text:p>
          </table:table-cell>
          <table:table-cell office:value-type="float" office:value="178793845.24000001" table:style-name="ce5">
            <text:p>178,793,845</text:p>
          </table:table-cell>
          <table:table-cell office:value-type="float" office:value="21752673.059999999" table:style-name="ce5">
            <text:p>21,752,673</text:p>
          </table:table-cell>
          <table:table-cell office:value-type="float" office:value="504961.17" table:style-name="ce5">
            <text:p>504,961</text:p>
          </table:table-cell>
          <table:table-cell office:value-type="float" office:value="7743616.1199999992" table:style-name="ce5">
            <text:p>7,743,616</text:p>
          </table:table-cell>
          <table:table-cell office:value-type="float" office:value="52827501.640000001" table:style-name="ce5">
            <text:p>52,827,502</text:p>
          </table:table-cell>
          <table:table-cell office:value-type="float" office:value="20149186.420000002" table:style-name="ce5">
            <text:p>20,149,186</text:p>
          </table:table-cell>
          <table:table-cell office:value-type="float" office:value="281771783.65000004" table:style-name="ce5">
            <text:p>281,771,784</text:p>
          </table:table-cell>
          <table:table-cell office:value-type="float" office:value="2214356.6499999994" table:style-name="ce6">
            <text:p>2,214,357</text:p>
          </table:table-cell>
          <table:table-cell office:value-type="float" office:value="165317.39999999997" table:style-name="ce6">
            <text:p>165,317</text:p>
          </table:table-cell>
          <table:table-cell office:value-type="float" office:value="2379674.0499999993" table:style-name="ce6">
            <text:p>2,379,674</text:p>
          </table:table-cell>
          <table:table-cell office:value-type="float" office:value="284151457.70000005" table:style-name="ce6">
            <text:p>284,151,458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June</text:p>
          </table:table-cell>
          <table:table-cell office:value-type="string" table:style-name="ce5">
            <text:p>The Office of the Public Guardian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1138" table:style-name="ce5">
            <text:p>1,138</text:p>
          </table:table-cell>
          <table:table-cell office:value-type="float" office:value="1031.0819299999962" table:style-name="ce5">
            <text:p>1,031</text:p>
          </table:table-cell>
          <table:table-cell office:value-type="float" office:value="463" table:style-name="ce5">
            <text:p>463</text:p>
          </table:table-cell>
          <table:table-cell office:value-type="float" office:value="443.03350000000017" table:style-name="ce5">
            <text:p>443</text:p>
          </table:table-cell>
          <table:table-cell office:value-type="float" office:value="187" table:style-name="ce5">
            <text:p>187</text:p>
          </table:table-cell>
          <table:table-cell office:value-type="float" office:value="176.15488000000002" table:style-name="ce5">
            <text:p>176</text:p>
          </table:table-cell>
          <table:table-cell office:value-type="float" office:value="45" table:style-name="ce5">
            <text:p>45</text:p>
          </table:table-cell>
          <table:table-cell office:value-type="float" office:value="44.205399999999997" table:style-name="ce5">
            <text:p>4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37" table:style-name="ce5">
            <text:p>1,837</text:p>
          </table:table-cell>
          <table:table-cell office:value-type="float" office:value="1698.4757099999965" table:style-name="ce5">
            <text:p>1,698</text:p>
          </table:table-cell>
          <table:table-cell office:value-type="float" office:value="241" table:style-name="ce5">
            <text:p>241</text:p>
          </table:table-cell>
          <table:table-cell office:value-type="float" office:value="222.83162162162168" table:style-name="ce5">
            <text:p>2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1" table:style-name="ce5">
            <text:p>241</text:p>
          </table:table-cell>
          <table:table-cell office:value-type="float" office:value="222.83162162162168" table:style-name="ce5">
            <text:p>223</text:p>
          </table:table-cell>
          <table:table-cell office:value-type="float" office:value="0" table:style-name="ce5">
            <text:p>0</text:p>
          </table:table-cell>
          <table:table-cell office:value-type="float" office:value="2078" table:style-name="ce5">
            <text:p>2,078</text:p>
          </table:table-cell>
          <table:table-cell office:value-type="float" office:value="1921.3073316216182" table:style-name="ce5">
            <text:p>1,921</text:p>
          </table:table-cell>
          <table:table-cell office:value-type="float" office:value="3817237.7700000005" table:style-name="ce5">
            <text:p>3,817,238</text:p>
          </table:table-cell>
          <table:table-cell office:value-type="float" office:value="66853.78" table:style-name="ce5">
            <text:p>66,854</text:p>
          </table:table-cell>
          <table:table-cell office:value-type="float" office:value="104663.34000000001" table:style-name="ce5">
            <text:p>104,663</text:p>
          </table:table-cell>
          <table:table-cell office:value-type="float" office:value="350166.13" table:style-name="ce5">
            <text:p>350,166</text:p>
          </table:table-cell>
          <table:table-cell office:value-type="float" office:value="1023062.2199999999" table:style-name="ce5">
            <text:p>1,023,062</text:p>
          </table:table-cell>
          <table:table-cell office:value-type="float" office:value="388994.83" table:style-name="ce5">
            <text:p>388,995</text:p>
          </table:table-cell>
          <table:table-cell office:value-type="float" office:value="5750978.0700000003" table:style-name="ce5">
            <text:p>5,750,978</text:p>
          </table:table-cell>
          <table:table-cell office:value-type="float" office:value="589969.63" table:style-name="ce6">
            <text:p>589,970</text:p>
          </table:table-cell>
          <table:table-cell office:value-type="float" office:value="93008.4" table:style-name="ce6">
            <text:p>93,008</text:p>
          </table:table-cell>
          <table:table-cell office:value-type="float" office:value="682978.03" table:style-name="ce6">
            <text:p>682,978</text:p>
          </table:table-cell>
          <table:table-cell office:value-type="float" office:value="6433956.1000000006" table:style-name="ce6">
            <text:p>6,433,956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June</text:p>
          </table:table-cell>
          <table:table-cell office:value-type="string" table:style-name="ce5">
            <text:p>Children and Family Court Advisory and Support Service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19" table:style-name="ce5">
            <text:p>2,219</text:p>
          </table:table-cell>
          <table:table-cell office:value-type="float" office:value="2008.1235585585532" table:style-name="ce5">
            <text:p>2,008</text:p>
          </table:table-cell>
          <table:table-cell office:value-type="float" office:value="2219" table:style-name="ce5">
            <text:p>2,219</text:p>
          </table:table-cell>
          <table:table-cell office:value-type="float" office:value="2008.1235585585532" table:style-name="ce5">
            <text:p>2,008</text:p>
          </table:table-cell>
          <table:table-cell office:value-type="float" office:value="44" table:style-name="ce5">
            <text:p>44</text:p>
          </table:table-cell>
          <table:table-cell office:value-type="float" office:value="44" table:style-name="ce5">
            <text:p>44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6" table:style-name="ce5">
            <text:p>46</text:p>
          </table:table-cell>
          <table:table-cell office:value-type="float" office:value="46" table:style-name="ce5">
            <text:p>46</text:p>
          </table:table-cell>
          <table:table-cell office:value-type="float" office:value="0" table:style-name="ce5">
            <text:p>0</text:p>
          </table:table-cell>
          <table:table-cell office:value-type="float" office:value="2265" table:style-name="ce5">
            <text:p>2,265</text:p>
          </table:table-cell>
          <table:table-cell office:value-type="float" office:value="2054.1235585585532" table:style-name="ce5">
            <text:p>2,054</text:p>
          </table:table-cell>
          <table:table-cell office:value-type="float" office:value="9962264.7700000126" table:style-name="ce5">
            <text:p>9,962,26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962264.7700000126" table:style-name="ce5">
            <text:p>9,962,265</text:p>
          </table:table-cell>
          <table:table-cell office:value-type="float" office:value="541566" table:style-name="ce6">
            <text:p>541,566</text:p>
          </table:table-cell>
          <table:table-cell office:value-type="float" office:value="0" table:style-name="ce6">
            <text:p>0</text:p>
          </table:table-cell>
          <table:table-cell office:value-type="float" office:value="541566" table:style-name="ce6">
            <text:p>541,566</text:p>
          </table:table-cell>
          <table:table-cell office:value-type="float" office:value="10503830.770000013" table:style-name="ce6">
            <text:p>10,503,831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June</text:p>
          </table:table-cell>
          <table:table-cell office:value-type="string" table:style-name="ce5">
            <text:p>Criminal Cases Review Commission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0" table:style-name="ce5">
            <text:p>110</text:p>
          </table:table-cell>
          <table:table-cell office:value-type="float" office:value="101.63" table:style-name="ce5">
            <text:p>102</text:p>
          </table:table-cell>
          <table:table-cell office:value-type="float" office:value="110" table:style-name="ce5">
            <text:p>110</text:p>
          </table:table-cell>
          <table:table-cell office:value-type="float" office:value="101.63" table:style-name="ce5">
            <text:p>10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0" table:style-name="ce5">
            <text:p>110</text:p>
          </table:table-cell>
          <table:table-cell office:value-type="float" office:value="101.63" table:style-name="ce5">
            <text:p>102</text:p>
          </table:table-cell>
          <table:table-cell office:value-type="float" office:value="548111" table:style-name="ce5">
            <text:p>548,111</text:p>
          </table:table-cell>
          <table:table-cell office:value-type="float" office:value="0" table:style-name="ce5">
            <text:p>0</text:p>
          </table:table-cell>
          <table:table-cell office:value-type="float" office:value="2975" table:style-name="ce5">
            <text:p>2,9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1086" table:style-name="ce5">
            <text:p>551,08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551086" table:style-name="ce6">
            <text:p>551,086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June</text:p>
          </table:table-cell>
          <table:table-cell office:value-type="string" table:style-name="ce5">
            <text:p>Judicial Appointments Commission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3" table:style-name="ce5">
            <text:p>3</text:p>
          </table:table-cell>
          <table:table-cell office:value-type="float" office:value="2.8" table:style-name="ce5">
            <text:p>3</text:p>
          </table:table-cell>
          <table:table-cell office:value-type="float" office:value="24" table:style-name="ce5">
            <text:p>24</text:p>
          </table:table-cell>
          <table:table-cell office:value-type="float" office:value="23.6" table:style-name="ce5">
            <text:p>24</text:p>
          </table:table-cell>
          <table:table-cell office:value-type="float" office:value="62" table:style-name="ce5">
            <text:p>62</text:p>
          </table:table-cell>
          <table:table-cell office:value-type="float" office:value="61.4" table:style-name="ce5">
            <text:p>61</text:p>
          </table:table-cell>
          <table:table-cell office:value-type="float" office:value="11" table:style-name="ce5">
            <text:p>11</text:p>
          </table:table-cell>
          <table:table-cell office:value-type="float" office:value="10.6" table:style-name="ce5">
            <text:p>1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.4" table:style-name="ce5">
            <text:p>0</text:p>
          </table:table-cell>
          <table:table-cell office:value-type="float" office:value="102" table:style-name="ce5">
            <text:p>102</text:p>
          </table:table-cell>
          <table:table-cell office:value-type="float" office:value="99.8" table:style-name="ce5">
            <text:p>10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.1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1.1000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04" table:style-name="ce5">
            <text:p>104</text:p>
          </table:table-cell>
          <table:table-cell office:value-type="float" office:value="100.89999999999999" table:style-name="ce5">
            <text:p>101</text:p>
          </table:table-cell>
          <table:table-cell office:value-type="float" office:value="354694.97000000003" table:style-name="ce5">
            <text:p>354,695</text:p>
          </table:table-cell>
          <table:table-cell office:value-type="float" office:value="4683.08" table:style-name="ce5">
            <text:p>4,683</text:p>
          </table:table-cell>
          <table:table-cell office:value-type="float" office:value="2856.25" table:style-name="ce5">
            <text:p>2,856</text:p>
          </table:table-cell>
          <table:table-cell office:value-type="float" office:value="2401.27" table:style-name="ce5">
            <text:p>2,401</text:p>
          </table:table-cell>
          <table:table-cell office:value-type="float" office:value="90281.89" table:style-name="ce5">
            <text:p>90,282</text:p>
          </table:table-cell>
          <table:table-cell office:value-type="float" office:value="39019.879999999997" table:style-name="ce5">
            <text:p>39,020</text:p>
          </table:table-cell>
          <table:table-cell office:value-type="float" office:value="493937.34000000008" table:style-name="ce5">
            <text:p>493,937</text:p>
          </table:table-cell>
          <table:table-cell office:value-type="float" office:value="3751.86" table:style-name="ce6">
            <text:p>3,752</text:p>
          </table:table-cell>
          <table:table-cell office:value-type="float" office:value="2400" table:style-name="ce6">
            <text:p>2,400</text:p>
          </table:table-cell>
          <table:table-cell office:value-type="float" office:value="6151.8600000000006" table:style-name="ce6">
            <text:p>6,152</text:p>
          </table:table-cell>
          <table:table-cell office:value-type="float" office:value="500089.20000000007" table:style-name="ce6">
            <text:p>500,089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June</text:p>
          </table:table-cell>
          <table:table-cell office:value-type="string" table:style-name="ce5">
            <text:p>Legal Services Board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" table:style-name="ce5">
            <text:p>38</text:p>
          </table:table-cell>
          <table:table-cell office:value-type="float" office:value="33.9" table:style-name="ce5">
            <text:p>34</text:p>
          </table:table-cell>
          <table:table-cell office:value-type="float" office:value="38" table:style-name="ce5">
            <text:p>38</text:p>
          </table:table-cell>
          <table:table-cell office:value-type="float" office:value="33.9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" table:style-name="ce5">
            <text:p>38</text:p>
          </table:table-cell>
          <table:table-cell office:value-type="float" office:value="33.9" table:style-name="ce5">
            <text:p>34</text:p>
          </table:table-cell>
          <table:table-cell office:value-type="float" office:value="280800.75" table:style-name="ce5">
            <text:p>280,8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0800.75" table:style-name="ce5">
            <text:p>280,80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80800.75" table:style-name="ce6">
            <text:p>280,801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June</text:p>
          </table:table-cell>
          <table:table-cell office:value-type="string" table:style-name="ce5">
            <text:p>Parole Board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20" table:style-name="ce5">
            <text:p>20</text:p>
          </table:table-cell>
          <table:table-cell office:value-type="float" office:value="19.100000000000001" table:style-name="ce5">
            <text:p>19</text:p>
          </table:table-cell>
          <table:table-cell office:value-type="float" office:value="140" table:style-name="ce5">
            <text:p>140</text:p>
          </table:table-cell>
          <table:table-cell office:value-type="float" office:value="136.9" table:style-name="ce5">
            <text:p>137</text:p>
          </table:table-cell>
          <table:table-cell office:value-type="float" office:value="58" table:style-name="ce5">
            <text:p>58</text:p>
          </table:table-cell>
          <table:table-cell office:value-type="float" office:value="56.4" table:style-name="ce5">
            <text:p>56</text:p>
          </table:table-cell>
          <table:table-cell office:value-type="float" office:value="12" table:style-name="ce5">
            <text:p>12</text:p>
          </table:table-cell>
          <table:table-cell office:value-type="float" office:value="11.2" table:style-name="ce5">
            <text:p>1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1" table:style-name="ce5">
            <text:p>231</text:p>
          </table:table-cell>
          <table:table-cell office:value-type="float" office:value="224.6" table:style-name="ce5">
            <text:p>225</text:p>
          </table:table-cell>
          <table:table-cell office:value-type="float" office:value="7" table:style-name="ce5">
            <text:p>7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238" table:style-name="ce5">
            <text:p>238</text:p>
          </table:table-cell>
          <table:table-cell office:value-type="float" office:value="231.6" table:style-name="ce5">
            <text:p>232</text:p>
          </table:table-cell>
          <table:table-cell office:value-type="float" office:value="572346.93000000005" table:style-name="ce5">
            <text:p>572,347</text:p>
          </table:table-cell>
          <table:table-cell office:value-type="float" office:value="3953.9900000000002" table:style-name="ce5">
            <text:p>3,954</text:p>
          </table:table-cell>
          <table:table-cell office:value-type="float" office:value="25930" table:style-name="ce5">
            <text:p>25,930</text:p>
          </table:table-cell>
          <table:table-cell office:value-type="float" office:value="1741.87" table:style-name="ce5">
            <text:p>1,742</text:p>
          </table:table-cell>
          <table:table-cell office:value-type="float" office:value="156337.74000000002" table:style-name="ce5">
            <text:p>156,338</text:p>
          </table:table-cell>
          <table:table-cell office:value-type="float" office:value="62167.010000000009" table:style-name="ce5">
            <text:p>62,167</text:p>
          </table:table-cell>
          <table:table-cell office:value-type="float" office:value="822477.54" table:style-name="ce5">
            <text:p>822,478</text:p>
          </table:table-cell>
          <table:table-cell office:value-type="float" office:value="18081.240000000002" table:style-name="ce6">
            <text:p>18,081</text:p>
          </table:table-cell>
          <table:table-cell office:value-type="float" office:value="0" table:style-name="ce6">
            <text:p>0</text:p>
          </table:table-cell>
          <table:table-cell office:value-type="float" office:value="18081.240000000002" table:style-name="ce6">
            <text:p>18,081</text:p>
          </table:table-cell>
          <table:table-cell office:value-type="float" office:value="840558.78" table:style-name="ce6">
            <text:p>840,559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June</text:p>
          </table:table-cell>
          <table:table-cell office:value-type="string" table:style-name="ce5">
            <text:p>Youth Justice Board for England and Wale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15" table:style-name="ce5">
            <text:p>15</text:p>
          </table:table-cell>
          <table:table-cell office:value-type="float" office:value="14.1" table:style-name="ce5">
            <text:p>14</text:p>
          </table:table-cell>
          <table:table-cell office:value-type="float" office:value="41" table:style-name="ce5">
            <text:p>41</text:p>
          </table:table-cell>
          <table:table-cell office:value-type="float" office:value="39.46" table:style-name="ce5">
            <text:p>39</text:p>
          </table:table-cell>
          <table:table-cell office:value-type="float" office:value="29" table:style-name="ce5">
            <text:p>29</text:p>
          </table:table-cell>
          <table:table-cell office:value-type="float" office:value="28.81" table:style-name="ce5">
            <text:p>29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1" table:style-name="ce5">
            <text:p>91</text:p>
          </table:table-cell>
          <table:table-cell office:value-type="float" office:value="87.37" table:style-name="ce5">
            <text:p>8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1" table:style-name="ce5">
            <text:p>91</text:p>
          </table:table-cell>
          <table:table-cell office:value-type="float" office:value="87.37" table:style-name="ce5">
            <text:p>87</text:p>
          </table:table-cell>
          <table:table-cell office:value-type="float" office:value="383399.41" table:style-name="ce5">
            <text:p>383,399</text:p>
          </table:table-cell>
          <table:table-cell office:value-type="float" office:value="724.92" table:style-name="ce5">
            <text:p>725</text:p>
          </table:table-cell>
          <table:table-cell office:value-type="float" office:value="550" table:style-name="ce5">
            <text:p>550</text:p>
          </table:table-cell>
          <table:table-cell office:value-type="float" office:value="0" table:style-name="ce5">
            <text:p>0</text:p>
          </table:table-cell>
          <table:table-cell office:value-type="float" office:value="97892.439999999988" table:style-name="ce5">
            <text:p>97,892</text:p>
          </table:table-cell>
          <table:table-cell office:value-type="float" office:value="39635.209999999992" table:style-name="ce5">
            <text:p>39,635</text:p>
          </table:table-cell>
          <table:table-cell office:value-type="float" office:value="522201.98" table:style-name="ce5">
            <text:p>522,20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522201.98" table:style-name="ce6">
            <text:p>522,202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June</text:p>
          </table:table-cell>
          <table:table-cell office:value-type="string" table:style-name="ce5">
            <text:p>Independent Monitoring Authority for the Citizens’ Rights Agreement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6" table:style-name="ce5">
            <text:p>6</text:p>
          </table:table-cell>
          <table:table-cell office:value-type="float" office:value="5.59" table:style-name="ce5">
            <text:p>6</text:p>
          </table:table-cell>
          <table:table-cell office:value-type="float" office:value="11" table:style-name="ce5">
            <text:p>11</text:p>
          </table:table-cell>
          <table:table-cell office:value-type="float" office:value="10.61" table:style-name="ce5">
            <text:p>11</text:p>
          </table:table-cell>
          <table:table-cell office:value-type="float" office:value="17" table:style-name="ce5">
            <text:p>17</text:p>
          </table:table-cell>
          <table:table-cell office:value-type="float" office:value="16.73" table:style-name="ce5">
            <text:p>17</text:p>
          </table:table-cell>
          <table:table-cell office:value-type="float" office:value="17" table:style-name="ce5">
            <text:p>17</text:p>
          </table:table-cell>
          <table:table-cell office:value-type="float" office:value="16.510000000000002" table:style-name="ce5">
            <text:p>17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60" table:style-name="ce5">
            <text:p>60</text:p>
          </table:table-cell>
          <table:table-cell office:value-type="float" office:value="58.44" table:style-name="ce5">
            <text:p>5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0" table:style-name="ce5">
            <text:p>60</text:p>
          </table:table-cell>
          <table:table-cell office:value-type="float" office:value="58.44" table:style-name="ce5">
            <text:p>58</text:p>
          </table:table-cell>
          <table:table-cell office:value-type="float" office:value="208419.93" table:style-name="ce5">
            <text:p>208,420</text:p>
          </table:table-cell>
          <table:table-cell office:value-type="float" office:value="5467.75" table:style-name="ce5">
            <text:p>5,468</text:p>
          </table:table-cell>
          <table:table-cell office:value-type="float" office:value="822.88" table:style-name="ce5">
            <text:p>823</text:p>
          </table:table-cell>
          <table:table-cell office:value-type="float" office:value="0" table:style-name="ce5">
            <text:p>0</text:p>
          </table:table-cell>
          <table:table-cell office:value-type="float" office:value="60859.72" table:style-name="ce5">
            <text:p>60,860</text:p>
          </table:table-cell>
          <table:table-cell office:value-type="float" office:value="22048.739999999998" table:style-name="ce5">
            <text:p>22,049</text:p>
          </table:table-cell>
          <table:table-cell office:value-type="float" office:value="297619.02" table:style-name="ce5">
            <text:p>297,619</text:p>
          </table:table-cell>
          <table:table-cell office:value-type="float" office:value="8036.67" table:style-name="ce6">
            <text:p>8,037</text:p>
          </table:table-cell>
          <table:table-cell office:value-type="float" office:value="0" table:style-name="ce6">
            <text:p>0</text:p>
          </table:table-cell>
          <table:table-cell office:value-type="float" office:value="8036.67" table:style-name="ce6">
            <text:p>8,037</text:p>
          </table:table-cell>
          <table:table-cell office:value-type="float" office:value="305655.69" table:style-name="ce6">
            <text:p>305,656</text:p>
          </table:table-cell>
          <table:table-cell table:number-columns-repeated="16343"/>
        </table:table-row>
        <table:table-row table:number-rows-repeated="14" table:style-name="ro2">
          <table:table-cell table:style-name="ce4"/>
          <table:table-cell table:number-columns-repeated="4" table:style-name="ce7"/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number-rows-repeated="104854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830</meta:generator>
    <meta:initial-creator>Hartley, Robert</meta:initial-creator>
    <dc:creator>Dale, Harriet | (She/Hers)</dc:creator>
    <meta:creation-date>2022-09-30T10:29:42Z</meta:creation-date>
    <dc:date>2024-09-26T18:14:17Z</dc:date>
    <meta:user-defined meta:name="SV_QUERY_LIST_4F35BF76-6C0D-4D9B-82B2-816C12CF3733">empty_477D106A-C0D6-4607-AEBD-E2C9D60EA279</meta:user-defined>
    <meta:user-defined meta:name="SV_HIDDEN_GRID_QUERY_LIST_4F35BF76-6C0D-4D9B-82B2-816C12CF3733">empty_477D106A-C0D6-4607-AEBD-E2C9D60EA279</meta:user-defined>
  </office:meta>
</office:document-meta>
</file>